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004d00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6cm" fo:min-width="15.73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48pt"/>
    </style:style>
    <style:style style:name="T1" style:family="text">
      <style:text-properties fo:color="#66bb6a" loext:opacity="100%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2" draw:layer="layout" svg:width="16.235cm" svg:height="1.716cm" svg:x="1.383cm" svg:y="1.537cm">
          <draw:text-box>
            <text:p text:style-name="P1"><text:span text:style-name="T1">Post de marca adicionado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04cm" fo:margin-bottom="0cm" fo:margin-left="0cm" fo:margin-right="0cm" fo:page-width="19cm" fo:page-height="4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7-14T10:54:30.321670606</dc:date>
    <meta:editing-duration>PT27M54S</meta:editing-duration>
    <meta:editing-cycles>6</meta:editing-cycles>
    <meta:generator>LibreOffice/7.0.6.2$Linux_X86_64 LibreOffice_project/00$Build-2</meta:generator>
    <meta:document-statistic meta:object-count="1"/>
  </office:meta>
</office:document-meta>
</file>